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444cm" svg:height="0.962cm" svg:x="6.556cm" svg:y="4.538cm">
          <draw:text-box>
            <text:p text:style-name="P1">Joueur</text:p>
          </draw:text-box>
        </draw:frame>
        <draw:frame draw:style-name="gr1" draw:text-style-name="P2" draw:layer="layout" svg:width="3.961cm" svg:height="0.962cm" svg:x="9.039cm" svg:y="22cm">
          <draw:text-box>
            <text:p text:style-name="P1">Game_state</text:p>
          </draw:text-box>
        </draw:frame>
        <draw:frame draw:style-name="gr1" draw:text-style-name="P2" draw:layer="layout" svg:width="2.267cm" svg:height="0.962cm" svg:x="32.483cm" svg:y="12cm">
          <draw:text-box>
            <text:p text:style-name="P1">Action</text:p>
          </draw:text-box>
        </draw:frame>
        <draw:frame draw:style-name="gr1" draw:text-style-name="P2" draw:layer="layout" svg:width="3.361cm" svg:height="0.962cm" svg:x="5.889cm" svg:y="15.538cm">
          <draw:text-box>
            <text:p text:style-name="P1">Historique</text:p>
          </draw:text-box>
        </draw:frame>
        <draw:frame draw:style-name="gr1" draw:text-style-name="P2" draw:layer="layout" svg:width="3.679cm" svg:height="0.962cm" svg:x="25.5cm" svg:y="4.538cm">
          <draw:text-box>
            <text:p text:style-name="P1">Portefeuille</text:p>
          </draw:text-box>
        </draw:frame>
        <draw:frame draw:style-name="gr1" draw:text-style-name="P2" draw:layer="layout" svg:width="4.666cm" svg:height="0.962cm" svg:x="30.834cm" svg:y="20.25cm">
          <draw:text-box>
            <text:p text:style-name="P1">Cours_marche</text:p>
          </draw:text-box>
        </draw:frame>
        <draw:frame draw:style-name="gr1" draw:text-style-name="P2" draw:layer="layout" svg:width="2.62cm" svg:height="0.962cm" svg:x="5.983cm" svg:y="12.038cm">
          <draw:text-box>
            <text:p text:style-name="P1">Génère</text:p>
          </draw:text-box>
        </draw:frame>
        <draw:frame draw:style-name="gr1" draw:text-style-name="P2" draw:layer="layout" svg:width="3.255cm" svg:height="0.962cm" svg:x="19.245cm" svg:y="13.788cm">
          <draw:text-box>
            <text:p text:style-name="P1">Concerne</text:p>
          </draw:text-box>
        </draw:frame>
        <draw:frame draw:style-name="gr1" draw:text-style-name="P2" draw:layer="layout" svg:width="2.973cm" svg:height="0.962cm" svg:x="15.983cm" svg:y="4.5cm">
          <draw:text-box>
            <text:p text:style-name="P1">Possède</text:p>
          </draw:text-box>
        </draw:frame>
        <draw:frame draw:style-name="gr1" draw:text-style-name="P2" draw:layer="layout" svg:width="2.444cm" svg:height="0.962cm" svg:x="32.983cm" svg:y="16.25cm">
          <draw:text-box>
            <text:p text:style-name="P1">Evolue</text:p>
          </draw:text-box>
        </draw:frame>
        <draw:frame draw:style-name="gr2" draw:text-style-name="P2" draw:layer="layout" svg:width="1.879cm" svg:height="1.673cm" svg:x="30.5cm" svg:y="7.788cm">
          <draw:text-box>
            <text:p text:style-name="P1">Est<text:line-break/>dans</text:p>
          </draw:text-box>
        </draw:frame>
        <draw:frame draw:style-name="gr1" draw:text-style-name="P2" draw:layer="layout" svg:width="1.596cm" svg:height="0.962cm" svg:x="8.733cm" svg:y="7.5cm">
          <draw:text-box>
            <text:p text:style-name="P1">Su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0T10:55:39.551058300</meta:creation-date>
    <dc:date>2025-05-10T10:59:59.312640400</dc:date>
    <meta:editing-duration>PT4M19S</meta:editing-duration>
    <meta:editing-cycles>2</meta:editing-cycles>
    <meta:generator>LibreOffice/25.2.2.2$Windows_X86_64 LibreOffice_project/7370d4be9e3cf6031a51beef54ff3bda878e3fac</meta:generator>
    <meta:document-statistic meta:object-count="12"/>
  </office:meta>
</office:document-meta>
</file>